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23cm" fo:margin-left="0.011cm" fo:margin-right="-0.021cm" table:align="margins"/>
    </style:style>
    <style:style style:name="表格1.A" style:family="table-column">
      <style:table-column-properties style:column-width="4.256cm" style:rel-column-width="16383*"/>
    </style:style>
    <style:style style:name="表格1.D" style:family="table-column">
      <style:table-column-properties style:column-width="4.256cm" style:rel-column-width="16386*"/>
    </style:style>
    <style:style style:name="表格1.A1" style:family="table-cell">
      <style:table-cell-properties fo:padding="0.097cm" fo:border-left="0.002cm solid #000000" fo:border-right="none" fo:border-top="0.002cm solid #000000" fo:border-bottom="0.002cm solid #000000"/>
    </style:style>
    <style:style style:name="表格1.B1" style:family="table-cell" style:data-style-name="N0">
      <style:table-cell-properties fo:padding="0.097cm" fo:border-left="0.002cm solid #000000" fo:border-right="none" fo:border-top="0.002cm solid #000000" fo:border-bottom="0.002cm solid #000000"/>
    </style:style>
    <style:style style:name="表格1.D1" style:family="table-cell" style:data-style-name="N0">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1.B4" style:family="table-cell" style:data-style-name="N0">
      <style:table-cell-properties fo:padding="0.097cm" fo:border-left="0.002cm solid #000000" fo:border-right="none" fo:border-top="none" fo:border-bottom="0.002cm solid #000000"/>
    </style:style>
    <style:style style:name="表格2" style:family="table">
      <style:table-properties style:width="17.013cm" table:align="margins"/>
    </style:style>
    <style:style style:name="表格2.A" style:family="table-column">
      <style:table-column-properties style:column-width="4.253cm" style:rel-column-width="16383*"/>
    </style:style>
    <style:style style:name="表格2.D" style:family="table-column">
      <style:table-column-properties style:column-width="4.255cm" style:rel-column-width="16386*"/>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data-style-name="N0">
      <style:table-cell-properties fo:padding="0.097cm" fo:border-left="0.002cm solid #000000" fo:border-right="none" fo:border-top="0.002cm solid #000000" fo:border-bottom="0.002cm solid #000000"/>
    </style:style>
    <style:style style:name="表格2.D1" style:family="table-cell" style:data-style-name="N0">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nsolas" style:font-name-asian="Consolas"/>
    </style:style>
    <style:style style:name="P2" style:family="paragraph" style:parent-style-name="Standard">
      <style:text-properties style:font-name="Consolas" fo:font-size="9pt" style:font-name-asian="Consolas" style:font-size-asian="9pt" style:font-size-complex="9pt"/>
    </style:style>
    <style:style style:name="P3" style:family="paragraph" style:parent-style-name="Standard">
      <style:paragraph-properties fo:margin-left="1.482cm" fo:margin-right="0cm" fo:text-indent="0cm" style:auto-text-indent="false"/>
      <style:text-properties style:font-name="Consolas" style:font-name-asian="Consolas"/>
    </style:style>
    <style:style style:name="P4" style:family="paragraph" style:parent-style-name="Standard">
      <style:paragraph-properties fo:margin-left="1.482cm" fo:margin-right="0cm" fo:text-indent="0cm" style:auto-text-indent="false">
        <style:tab-stops/>
      </style:paragraph-properties>
      <style:text-properties style:font-name="Consolas" style:font-name-asian="Consolas"/>
    </style:style>
    <style:style style:name="P5" style:family="paragraph" style:parent-style-name="Standard">
      <style:paragraph-properties fo:margin-left="1.482cm" fo:margin-right="0cm" fo:text-indent="0cm" style:auto-text-indent="false"/>
      <style:text-properties style:font-name="Consolas" fo:font-size="12pt" style:font-name-asian="Consolas" style:font-size-asian="12pt" style:font-size-complex="12pt"/>
    </style:style>
    <style:style style:name="P6" style:family="paragraph" style:parent-style-name="Standard">
      <style:paragraph-properties fo:margin-left="1.482cm" fo:margin-right="0cm" fo:text-indent="0cm" style:auto-text-indent="false"/>
      <style:text-properties style:font-name="Consolas1" fo:font-size="11pt" fo:language="zh" fo:country="CN" style:font-name-asian="Consolas1" style:font-size-asian="11pt" style:font-name-complex="Consolas1" style:font-size-complex="11pt"/>
    </style:style>
    <style:style style:name="P7" style:family="paragraph" style:parent-style-name="Standard">
      <style:paragraph-properties fo:margin-left="2.223cm" fo:margin-right="0cm" fo:text-indent="0cm" style:auto-text-indent="false" style:text-autospace="none"/>
      <style:text-properties style:font-name="Consolas1" fo:font-size="11pt" fo:language="zh" fo:country="CN" style:font-name-asian="Consolas1" style:font-size-asian="11pt" style:font-name-complex="Consolas1" style:font-size-complex="11pt"/>
    </style:style>
    <style:style style:name="P8" style:family="paragraph" style:parent-style-name="Standard">
      <style:paragraph-properties fo:margin-left="0cm" fo:margin-right="0cm" fo:text-indent="0cm" style:auto-text-indent="false"/>
      <style:text-properties style:font-name="Consolas" style:font-name-asian="Consolas"/>
    </style:style>
    <style:style style:name="P9" style:family="paragraph" style:parent-style-name="Standard">
      <style:paragraph-properties fo:margin-left="0cm" fo:margin-right="0cm" fo:text-indent="0cm" style:auto-text-indent="false">
        <style:tab-stops/>
      </style:paragraph-properties>
      <style:text-properties style:font-name="Consolas" style:font-name-asian="Consolas"/>
    </style:style>
    <style:style style:name="P10" style:family="paragraph" style:parent-style-name="Standard">
      <style:paragraph-properties fo:margin-left="0cm" fo:margin-right="0cm" fo:text-indent="0cm" style:auto-text-indent="false"/>
      <style:text-properties style:font-name="Consolas" fo:font-size="9pt" style:font-name-asian="Consolas" style:font-size-asian="9pt" style:font-size-complex="9pt"/>
    </style:style>
    <style:style style:name="P11" style:family="paragraph" style:parent-style-name="Standard">
      <style:paragraph-properties fo:margin-left="0cm" fo:margin-right="0cm" fo:text-indent="0cm" style:auto-text-indent="false"/>
      <style:text-properties style:font-name="Consolas" fo:font-size="12pt" style:font-name-asian="Consolas" style:font-size-asian="12pt" style:font-size-complex="12pt"/>
    </style:style>
    <style:style style:name="P12" style:family="paragraph" style:parent-style-name="Standard">
      <style:paragraph-properties fo:margin-left="0cm" fo:margin-right="0cm" fo:text-indent="0cm" style:auto-text-indent="false" style:text-autospace="none"/>
      <style:text-properties style:font-name="Consolas1" fo:font-size="9pt" style:font-name-asian="Consolas1" style:font-size-asian="9pt" style:font-size-complex="9pt"/>
    </style:style>
    <style:style style:name="P13" style:family="paragraph" style:parent-style-name="Standard">
      <style:paragraph-properties fo:margin-left="0cm" fo:margin-right="0cm" fo:text-indent="0cm" style:auto-text-indent="false" style:text-autospace="none"/>
      <style:text-properties style:font-name="Consolas1" fo:font-size="9pt" fo:language="zh" fo:country="CN" style:font-name-asian="Consolas1" style:font-size-asian="9pt" style:font-name-complex="Consolas1" style:font-size-complex="9pt"/>
    </style:style>
    <style:style style:name="P14" style:family="paragraph" style:parent-style-name="Standard">
      <style:paragraph-properties fo:margin-left="0cm" fo:margin-right="0cm" fo:text-indent="0cm" style:auto-text-indent="false" style:text-autospace="none"/>
      <style:text-properties style:font-name="Consolas1" fo:font-size="11pt" fo:language="zh" fo:country="CN" style:font-name-asian="Consolas1" style:font-size-asian="11pt" style:font-name-complex="Consolas1" style:font-size-complex="11pt"/>
    </style:style>
    <style:style style:name="P15" style:family="paragraph" style:parent-style-name="Standard">
      <style:paragraph-properties fo:margin-left="0cm" fo:margin-right="0cm" fo:text-indent="0cm" style:auto-text-indent="false" style:text-autospace="none"/>
      <style:text-properties style:font-name="Consolas1" fo:font-size="12pt" fo:language="zh" fo:country="CN" style:font-name-asian="Consolas1" style:font-size-asian="12pt" style:font-name-complex="Consolas1" style:font-size-complex="12pt"/>
    </style:style>
    <style:style style:name="P16" style:family="paragraph" style:parent-style-name="Standard">
      <style:paragraph-properties fo:margin-left="2.223cm" fo:margin-right="0cm" fo:text-indent="0.688cm" style:auto-text-indent="false"/>
      <style:text-properties style:font-name="Consolas" style:font-name-asian="Consolas"/>
    </style:style>
    <style:style style:name="P17" style:family="paragraph" style:parent-style-name="Standard">
      <style:paragraph-properties fo:margin-left="-0.741cm" fo:margin-right="0cm" fo:text-indent="0.688cm" style:auto-text-indent="false"/>
      <style:text-properties style:font-name="Consolas" fo:font-size="9pt" style:font-name-asian="Consolas" style:font-size-asian="9pt" style:font-size-complex="9pt"/>
    </style:style>
    <style:style style:name="P18" style:family="paragraph" style:parent-style-name="Table_20_Contents">
      <style:text-properties style:font-name="Consolas" style:font-name-asian="Consolas"/>
    </style:style>
    <style:style style:name="P19" style:family="paragraph" style:parent-style-name="Table_20_Contents">
      <style:paragraph-properties style:text-autospace="none"/>
      <style:text-properties style:font-name="Consolas" fo:font-size="11pt" fo:language="zh" fo:country="CN" style:font-name-asian="Consolas" style:font-size-asian="11pt" style:font-name-complex="Consolas1" style:font-size-complex="11pt"/>
    </style:style>
    <style:style style:name="P20" style:family="paragraph" style:parent-style-name="Standard">
      <style:text-properties style:font-name="Consolas" style:font-name-asian="Consolas"/>
    </style:style>
    <style:style style:name="P21" style:family="paragraph" style:parent-style-name="Standard" style:list-style-name="L1">
      <style:text-properties style:font-name="Consolas" style:font-name-asian="Consolas"/>
    </style:style>
    <style:style style:name="P22" style:family="paragraph" style:parent-style-name="Standard">
      <style:text-properties style:font-name="Consolas" fo:font-size="9pt" style:font-name-asian="Consolas" style:font-size-asian="9pt" style:font-size-complex="9pt"/>
    </style:style>
    <style:style style:name="P23" style:family="paragraph" style:parent-style-name="Standard" style:list-style-name="L1">
      <style:text-properties style:text-position="0% 100%" style:font-name="Consolas" fo:language="zh" fo:country="CN" style:font-name-asian="Consolas"/>
    </style:style>
    <style:style style:name="P24" style:family="paragraph" style:parent-style-name="Standard" style:list-style-name="L1">
      <style:paragraph-properties fo:margin-left="0cm" fo:margin-right="0cm" fo:text-indent="-0.635cm" style:auto-text-indent="false"/>
      <style:text-properties style:font-name="Consolas" fo:font-size="9pt" style:font-name-asian="Consolas" style:font-size-asian="9pt" style:font-size-complex="9pt"/>
    </style:style>
    <style:style style:name="P25" style:family="paragraph" style:parent-style-name="Standard" style:list-style-name="L1">
      <style:paragraph-properties fo:margin-left="0cm" fo:margin-right="0cm" fo:text-indent="0cm" style:auto-text-indent="false"/>
      <style:text-properties style:font-name="Consolas" fo:font-size="9pt" style:font-name-asian="Consolas" style:font-size-asian="9pt" style:font-size-complex="9pt"/>
    </style:style>
    <style:style style:name="P26" style:family="paragraph" style:parent-style-name="Standard" style:list-style-name="L1">
      <style:paragraph-properties fo:margin-left="1.482cm" fo:margin-right="0cm" fo:text-indent="0cm" style:auto-text-indent="false"/>
      <style:text-properties style:font-name="Consolas" style:font-name-asian="Consolas"/>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language="zh" fo:country="CN"/>
    </style:style>
    <style:style style:name="T4" style:family="text">
      <style:text-properties fo:language="zh" fo:country="CN"/>
    </style:style>
    <style:style style:name="T5" style:family="text">
      <style:text-properties fo:language="zh" fo:country="CN" style:font-name-complex="Consolas1"/>
    </style:style>
    <style:style style:name="T6" style:family="text">
      <style:text-properties fo:font-size="12pt" fo:language="zh" fo:country="CN" style:font-size-asian="12pt" style:font-name-complex="Consolas1" style:font-size-complex="12pt"/>
    </style:style>
    <style:style style:name="T7" style:family="text">
      <style:text-properties style:language-asian="zh" style:country-asian="C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enctype="multipart/formdata" form:method="post" form:control-implementation="ooo:com.sun.star.form.component.Form" office:target-frame="" xlink:href="../../../../../../apnic-bin/whois.pl"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90209351 <text:span text:style-name="T7">杜溪</text:span></text:p>
      <text:p text:style-name="P1">PART 1</text:p>
      <text:list xml:id="list35691544" text:style-name="L1">
        <text:list-item>
          <text:p text:style-name="P21">d = 56b / ( 500 kb/s ) + 2ms +56b / (64kb/s) = (56/500 + 56/64 + 2)ms = 2.987ms<text:line-break/></text:p>
        </text:list-item>
        <text:list-item>
          <text:p text:style-name="P21">a. n = (1Mb/s)/(100kb/s) = 10<text:line-break/>b. p = 10% = 0.1<text:line-break/>c. <text:span text:style-name="T2">C(40,n) * </text:span>p<text:span text:style-name="T1">n</text:span><text:span text:style-name="T2"> * (1-p)</text:span><text:span text:style-name="T1">40-n</text:span><text:span text:style-name="T2"> = 40!/(n!(40-n)!)*0.1</text:span><text:span text:style-name="T1">n</text:span><text:span text:style-name="T2">*0.9</text:span><text:span text:style-name="T1">40-n</text:span><text:span text:style-name="T2"><text:line-break/>d. </text:span><text:span text:style-name="T4">1.4697224972242656e-3</text:span><text:span text:style-name="T3"><text:line-break/><text:tab/>in GHCi: <text:line-break/><text:tab/><text:tab/>let ce n k = div (foldl (*) 1 [k+1..n]) (foldl (*) 1 [1..n-k])<text:line-break/><text:tab/><text:tab/>let pn n = (fromIntegral (ce 40 n)) * 0.1^n * 0.9^(40-n) <text:line-break/><text:tab/><text:tab/>foldl (+) 0 ( map pn [11..40] )<text:line-break/></text:span></text:p>
        </text:list-item>
        <text:list-item>
          <text:p text:style-name="P23"><text:line-break/>Intra-continent: <text:s/>61.135.181.175</text:p>
        </text:list-item>
      </text:list>
      <table:table table:name="表格1" table:style-name="表格1">
        <table:table-column table:style-name="表格1.A" table:number-columns-repeated="3"/>
        <table:table-column table:style-name="表格1.D"/>
        <table:table-row>
          <table:table-cell table:style-name="表格1.A1" office:value-type="string">
            <text:p text:style-name="P18">time</text:p>
          </table:table-cell>
          <table:table-cell table:style-name="表格1.B1" office:value-type="float" office:value="1">
            <text:p text:style-name="P18">1</text:p>
          </table:table-cell>
          <table:table-cell table:style-name="表格1.B1" office:value-type="float" office:value="2">
            <text:p text:style-name="P18">2</text:p>
          </table:table-cell>
          <table:table-cell table:style-name="表格1.D1" office:value-type="float" office:value="3">
            <text:p text:style-name="P18">3</text:p>
          </table:table-cell>
        </table:table-row>
        <table:table-row>
          <table:table-cell table:style-name="表格1.A2" office:value-type="string">
            <text:p text:style-name="P18">average RTD (ms)</text:p>
          </table:table-cell>
          <table:table-cell table:style-name="表格1.A2" office:value-type="string">
            <text:p text:style-name="P19">131.17424999999997</text:p>
          </table:table-cell>
          <table:table-cell table:style-name="表格1.A2" office:value-type="string">
            <text:p text:style-name="P19">140.19119999999998</text:p>
          </table:table-cell>
          <table:table-cell table:style-name="表格1.D2" office:value-type="string">
            <text:p text:style-name="P19">125.57480769230769</text:p>
          </table:table-cell>
        </table:table-row>
        <table:table-row>
          <table:table-cell table:style-name="表格1.A2" office:value-type="string">
            <text:p text:style-name="P18">std. dev. of RTD (ms)</text:p>
          </table:table-cell>
          <table:table-cell table:style-name="表格1.A2" office:value-type="string">
            <text:p text:style-name="P19">6.8064126224492885</text:p>
          </table:table-cell>
          <table:table-cell table:style-name="表格1.A2" office:value-type="string">
            <text:p text:style-name="P19">20.16631230269072</text:p>
          </table:table-cell>
          <table:table-cell table:style-name="表格1.D2" office:value-type="string">
            <text:p text:style-name="P19">3.599442834875763</text:p>
          </table:table-cell>
        </table:table-row>
        <table:table-row>
          <table:table-cell table:style-name="表格1.A2" office:value-type="string">
            <text:p text:style-name="P18">number of routers</text:p>
          </table:table-cell>
          <table:table-cell table:style-name="表格1.B4" office:value-type="float" office:value="19">
            <text:p text:style-name="P18">19</text:p>
          </table:table-cell>
          <table:table-cell table:style-name="表格1.A2" office:value-type="string">
            <text:p text:style-name="P18">18 or 19</text:p>
          </table:table-cell>
          <table:table-cell table:style-name="表格1.D2" office:value-type="string">
            <text:p text:style-name="P18">19 or 22</text:p>
          </table:table-cell>
        </table:table-row>
      </table:table>
      <text:list xml:id="list35690707" text:continue-numbering="true" text:style-name="L1">
        <text:list-header>
          <text:p text:style-name="P23">~6 ISPs<text:line-break/><text:line-break/>Inter-continent: <text:s/>128.2.10.162</text:p>
        </text:list-header>
      </text:list>
      <table:table table:name="表格2" table:style-name="表格2">
        <table:table-column table:style-name="表格2.A" table:number-columns-repeated="3"/>
        <table:table-column table:style-name="表格2.D"/>
        <table:table-row>
          <table:table-cell table:style-name="表格2.A1" office:value-type="string">
            <text:p text:style-name="P18">time</text:p>
          </table:table-cell>
          <table:table-cell table:style-name="表格2.B1" office:value-type="float" office:value="1">
            <text:p text:style-name="P18">1</text:p>
          </table:table-cell>
          <table:table-cell table:style-name="表格2.B1" office:value-type="float" office:value="2">
            <text:p text:style-name="P18">2</text:p>
          </table:table-cell>
          <table:table-cell table:style-name="表格2.D1" office:value-type="float" office:value="3">
            <text:p text:style-name="P18">3</text:p>
          </table:table-cell>
        </table:table-row>
        <table:table-row>
          <table:table-cell table:style-name="表格2.A2" office:value-type="string">
            <text:p text:style-name="P18">average RTD (ms)</text:p>
          </table:table-cell>
          <table:table-cell table:style-name="表格2.A2" office:value-type="string">
            <text:p text:style-name="P19">403.5662500000001</text:p>
          </table:table-cell>
          <table:table-cell table:style-name="表格2.A2" office:value-type="string">
            <text:p text:style-name="P19">442.10939130434787</text:p>
          </table:table-cell>
          <table:table-cell table:style-name="表格2.D2" office:value-type="string">
            <text:p text:style-name="P19">402.00776</text:p>
          </table:table-cell>
        </table:table-row>
        <table:table-row>
          <table:table-cell table:style-name="表格2.A2" office:value-type="string">
            <text:p text:style-name="P18">std. dev. of RTD (ms)</text:p>
          </table:table-cell>
          <table:table-cell table:style-name="表格2.A2" office:value-type="string">
            <text:p text:style-name="P19">67.25053034557325</text:p>
          </table:table-cell>
          <table:table-cell table:style-name="表格2.A2" office:value-type="string">
            <text:p text:style-name="P19">125.26268099795111</text:p>
          </table:table-cell>
          <table:table-cell table:style-name="表格2.D2" office:value-type="string">
            <text:p text:style-name="P19">54.38134497944433</text:p>
          </table:table-cell>
        </table:table-row>
        <table:table-row>
          <table:table-cell table:style-name="表格2.A2" office:value-type="string">
            <text:p text:style-name="P18">number of routers</text:p>
          </table:table-cell>
          <table:table-cell table:style-name="表格2.A2" office:value-type="string">
            <text:p text:style-name="P18">27 or 28</text:p>
          </table:table-cell>
          <table:table-cell table:style-name="表格2.A2" office:value-type="string">
            <text:p text:style-name="P18">26,27 or 28</text:p>
          </table:table-cell>
          <table:table-cell table:style-name="表格2.D2" office:value-type="string">
            <text:p text:style-name="P18">27 or 28</text:p>
          </table:table-cell>
        </table:table-row>
      </table:table>
      <text:list xml:id="list35673755" text:continue-numbering="true" text:style-name="L1">
        <text:list-header>
          <text:p text:style-name="P23">~8 ISPs<text:line-break/><text:line-break/>The paths change in all the hours. The largest delays do occur at ISP peering interfaces. <text:line-break/>Inter-continent routing has longer and less stable round-trip delays, experiences more hops <text:line-break/>and more frequent path changes, and goes through more ISPs than intra-continent routing.<text:line-break/><text:line-break/>The data and code are packed in a1p1p3.rar<text:line-break/></text:p>
        </text:list-header>
        <text:list-item>
          <text:p text:style-name="P21"><text:span text:style-name="T3">WiFi is a wireless local area network technology, where user <text:line-break/>devices directly connects to access points within a few tens of meters which connects to the internet. 3G is a wireless wide area network technology based on mobile phone networks, where user device directly connects to mobile communication broadcast <text:line-break/>towers. IMT-2000 specification (3G) requires peak data rates of at least 200 kbps. Bit rates in IEEE </text:span>802.11 standards (WiFi) <text:soft-page-break/>ranges from 1Mbps to 150Mbps, 54Mbps being the most frequent case as I observe. But since WiFi is a LAN technology the actual bit rate of internet access is further limited by the connection of the access point to the internet and how many users shares this internet connection, which makes the internet access bit rate for one user lower than the bit rate of her WiFi connection. WiFi access are often provided free of charge as a convenience because of its locality, but the internet access for the wireless access points is still charged for by ISPs, though not directly to the end users. A 3G internet connection is charged by the ISP, often at a higher price than wired connections of similar capacity. The hardware costs for the end users should be similar, for they are both widely adopted by today's consumer electronics. Of course, using 3G from a personal computer often requires a separately purchased mobile modem, since 3G is mainly a mobile phone technology. As for set-up costs, a 3G broadcast tower is obviously orders of magnitude more costly to set up than a WiFi access point, but the tower also covers much larger area and connects to much more users, so it's hard to compare. Because WiFi is one system (IEEE 802.11) with different versions, while 3G is actually two systems (UMTS and CDMA2000), roaming of 3G devices should be more problematic than that of WiFi devices. Also WiFi is just a LAN technology, as long as the devices are compatible, switching networks is not an issue and incurs no additional costs. Generally speaking 3G is more ubiquitous as it's rare to encounter a situation where you have a wireless LAN access but your cellphone fails to connect to the network, while the reversed situation is common.<text:line-break/></text:p>
        </text:list-item>
        <text:list-item>
          <text:p text:style-name="P21"><text:line-break/>1) FTP. By capturing all ftp packets during logging (using known username and password) and searching for the password (“public”) in captured packets.</text:p>
          <text:p text:style-name="P24">11<text:tab/>140.302619<text:tab/>59.78.18.58<text:tab/>202.120.2.2<text:tab/>FTP<text:tab/>67<text:tab/>Request: PASS public</text:p>
          <text:p text:style-name="P21">2) Discuz! web forum system. By capturing all http packets during logging with known username and password, and then searching for the password (“afduaawey”) in captured packets.</text:p>
          <text:p text:style-name="P24">formhash=096ac7ee&amp;referer=http%3A%2F%2Fbbs.3dmgame.com%2Findex.php&amp;loginfield=username&amp;username=aertasawrjf&amp;password=afduaawey&amp;questionid=0&amp;answer=</text:p>
          <text:p text:style-name="P21">3) Horde Web Email (mail.sjtu.edu.cn). By capturing all http packets during logging with known username and password( temporarily changed to “1111qqqq” for privacy ), and subsequent searching in captured packets.</text:p>
          <text:p text:style-name="P24">97<text:tab/>3.206920<text:tab/>59.78.18.58<text:tab/>202.112.26.39<text:tab/>HTTP<text:tab/>1124<text:tab/>POST /mail/login.php?nocache=2ttnnx6gjrgg HTTP/1.1 <text:s/>(application/x-www-form-urlencoded)</text:p>
          <text:p text:style-name="P25">url=&amp;ie_version=8%2C0%2C6001%2C18702&amp;horde_user=sdiyazg&amp;horde_pass=1111qqqq&amp;new_lang=zh_CN</text:p>
          <text:p text:style-name="P26"><text:line-break/><text:tab/>This also exposes a problem that while jAccount logging info is encrypted, the same username and password is passed in plain text in SJTU mail service, which defeats the security measure taken in jAccount.</text:p>
        </text:list-item>
      </text:list>
      <text:p text:style-name="P3"/>
      <text:p text:style-name="P3"/>
      <text:p text:style-name="P3"><text:soft-page-break/></text:p>
      <text:p text:style-name="P1">PART 2<text:line-break/><text:tab/>1.</text:p>
      <text:p text:style-name="P1"><text:tab/><text:tab/>1.</text:p>
      <text:p text:style-name="P2">eth0 <text:s text:c="5"/>Link encap:Ethernet <text:s/>HWaddr 00:1E:4F:98:79:C2 <text:s/></text:p>
      <text:p text:style-name="P2"><text:s text:c="10"/>inet addr:192.168.1.14 <text:s/>Bcast:192.168.1.255 <text:s/>Mask:255.255.255.0</text:p>
      <text:p text:style-name="P2"><text:s text:c="10"/>inet6 addr: fec0::c:21e:4fff:fe98:79c2/64 Scope:Site</text:p>
      <text:p text:style-name="P2"><text:s text:c="10"/>inet6 addr: 2002:3ac4:9b29:c:21e:4fff:fe98:79c2/64 Scope:Global</text:p>
      <text:p text:style-name="P2"><text:s text:c="10"/>inet6 addr: fe80::21e:4fff:fe98:79c2/64 Scope:Link</text:p>
      <text:p text:style-name="P2"><text:s text:c="10"/>UP BROADCAST RUNNING MULTICAST <text:s/>MTU:1500 <text:s/>Metric:1</text:p>
      <text:p text:style-name="P2"><text:s text:c="10"/>RX packets:24646130 errors:0 dropped:115 overruns:0 frame:0</text:p>
      <text:p text:style-name="P2"><text:s text:c="10"/>TX packets:9195839 errors:0 dropped:0 overruns:0 carrier:0</text:p>
      <text:p text:style-name="P2"><text:s text:c="10"/>collisions:0 txqueuelen:1000 </text:p>
      <text:p text:style-name="P2"><text:s text:c="10"/>RX bytes:2657934688 (2.4 GiB) <text:s/>TX bytes:1331548007 (1.2 GiB)</text:p>
      <text:p text:style-name="P2"><text:s text:c="10"/>Memory:80200000-80220000 </text:p>
      <text:p text:style-name="P2"/>
      <text:p text:style-name="P2">lo <text:s text:c="7"/>Link encap:Local Loopback <text:s/></text:p>
      <text:p text:style-name="P2"><text:s text:c="10"/>inet addr:127.0.0.1 <text:s/>Mask:255.0.0.0</text:p>
      <text:p text:style-name="P2"><text:s text:c="10"/>inet6 addr: ::1/128 Scope:Host</text:p>
      <text:p text:style-name="P2"><text:s text:c="10"/>UP LOOPBACK RUNNING <text:s/>MTU:16436 <text:s/>Metric:1</text:p>
      <text:p text:style-name="P2"><text:s text:c="10"/>RX packets:2153061 errors:0 dropped:0 overruns:0 frame:0</text:p>
      <text:p text:style-name="P2"><text:s text:c="10"/>TX packets:2153061 errors:0 dropped:0 overruns:0 carrier:0</text:p>
      <text:p text:style-name="P2"><text:s text:c="10"/>collisions:0 txqueuelen:0 </text:p>
      <text:p text:style-name="P2"><text:s text:c="10"/>RX bytes:531194187 (506.5 MiB) <text:s/>TX bytes:531194187 (506.5 MiB)</text:p>
      <text:p text:style-name="P2"/>
      <text:p text:style-name="P2">sit0 <text:s text:c="5"/>Link encap:IPv6-in-IPv4 <text:s/></text:p>
      <text:p text:style-name="P2"><text:s text:c="10"/>NOARP <text:s/>MTU:1480 <text:s/>Metric:1</text:p>
      <text:p text:style-name="P2"><text:s text:c="10"/>RX packets:0 errors:0 dropped:0 overruns:0 frame:0</text:p>
      <text:p text:style-name="P2"><text:s text:c="10"/>TX packets:0 errors:0 dropped:0 overruns:0 carrier:0</text:p>
      <text:p text:style-name="P2"><text:s text:c="10"/>collisions:0 txqueuelen:0 </text:p>
      <text:p text:style-name="P2"><text:s text:c="10"/>RX bytes:0 (0.0 b) <text:s/>TX bytes:0 (0.0 b)</text:p>
      <text:p text:style-name="P3"><text:tab/>Link encap : link-layer interfaces exposed to implementations of network-layer protocols. Field values are self-explanatory.</text:p>
      <text:p text:style-name="P3"><text:tab/>HWaddr : Ethernet address of the network adapter.</text:p>
      <text:p text:style-name="P3"><text:tab/>inet addr : private network IPv4 address.</text:p>
      <text:p text:style-name="P3"><text:tab/>Bcast : subnet broadcast address.</text:p>
      <text:p text:style-name="P3"><text:tab/>Mask : subnet bitmask.</text:p>
      <text:p text:style-name="P3"><text:tab/>inet6 addr : IPv6 addresses.</text:p>
      <text:p text:style-name="P3"><text:tab/><text:tab/>Scope:Site : site-local IPv6 address</text:p>
      <text:p text:style-name="P3"><text:tab/><text:tab/>Scope:Link : link-local IPv6 address</text:p>
      <text:p text:style-name="P3"><text:tab/><text:tab/>Scope:Global : global IPv6 address</text:p>
      <text:p text:style-name="P3"><text:tab/>UP BROADCAST RUNNING MULTICAST LOOPBACK NOARP : state flags</text:p>
      <text:p text:style-name="P3"><text:tab/>MTU : the size of the largest packet that a network protocol can transmit.</text:p>
      <text:p text:style-name="P3"><text:tab/>Metric : a heuristic to help the IP protocol implementation decide which link-layer interface to use, which in this case is effectively disabled.</text:p>
      <text:p text:style-name="P3"><text:tab/>RX/TX packets : accumulated numbers of packets received/sent.</text:p>
      <text:p text:style-name="P3"><text:tab/>errors : number of checksum errors.</text:p>
      <text:p text:style-name="P3"><text:tab/>dropped : number of discarded packets.</text:p>
      <text:p text:style-name="P3"><text:tab/>overruns : number of buffer overruns.</text:p>
      <text:p text:style-name="P3"><text:tab/>txqueuelen : upper limit of numbers of queuing transmission packets.</text:p>
      <text:p text:style-name="P3"><text:tab/>RX/TX bytes : accumulated numbers of bytes received/sent.</text:p>
      <text:p text:style-name="P8"><text:tab/>2.</text:p>
      <text:p text:style-name="P1"><text:tab/><text:tab/>1.</text:p>
      <text:p text:style-name="P1"><text:tab/><text:tab/><text:tab/>/sbin/arp -a</text:p>
      <text:p text:style-name="P2">node1 (192.168.1.15) at 00:1E:4F:98:9C:9F [ether] on eth0</text:p>
      <text:p text:style-name="P2">node4 (192.168.1.18) at 00:1E:4F:98:9C:77 [ether] on eth0</text:p>
      <text:p text:style-name="P2"><text:soft-page-break/>? (192.168.1.100) at &lt;incomplete&gt; on eth0</text:p>
      <text:p text:style-name="P2">? (192.168.1.1) at 00:0F:E2:3B:1C:49 [ether] on eth0</text:p>
      <text:p text:style-name="P2">? (192.168.1.19) at 00:21:70:26:2E:7F [ether] on eth0</text:p>
      <text:p text:style-name="P2">node2 (192.168.1.16) at 00:1E:4F:98:97:4E [ether] on eth0</text:p>
      <text:p text:style-name="P2">node3 (192.168.1.17) at 00:1E:4F:97:45:CD [ether] on eth0</text:p>
      <text:p text:style-name="P2"/>
      <text:p text:style-name="P2">format:</text:p>
      <text:p text:style-name="P2"><text:tab/>&lt;hostname&gt; (&lt;IP address&gt;) at &lt;link-layer address&gt; [&lt;interface type&gt;] on &lt;interface name&gt;</text:p>
      <text:p text:style-name="P1"><text:tab/><text:tab/>2.</text:p>
      <text:p text:style-name="P1"><text:tab/><text:tab/><text:tab/>The shell returns:</text:p>
      <text:p text:style-name="P1"><text:tab/><text:tab/><text:tab/>SIOCSARP: Operation not permitted</text:p>
      <text:p text:style-name="P1"><text:tab/><text:tab/><text:tab/>That's because I haven't logged in as an administrator.</text:p>
      <text:p text:style-name="P1"><text:tab/><text:tab/>3.<text:tab/></text:p>
      <text:p text:style-name="P1"><text:tab/><text:tab/><text:tab/>By sending packets to other hosts with new (private network) IP <text:tab/><text:tab/>addresses, for example using traceroute.</text:p>
      <text:p text:style-name="P2">node1 (192.168.1.15) at 00:1E:4F:98:9C:9F [ether] on eth0</text:p>
      <text:p text:style-name="P2">? (192.168.1.3) at &lt;incomplete&gt; on eth0</text:p>
      <text:p text:style-name="P2">? (192.168.1.2) at D8:5D:4C:36:B8:DA [ether] on eth0</text:p>
      <text:p text:style-name="P2">? (192.168.1.4) at &lt;incomplete&gt; on eth0</text:p>
      <text:p text:style-name="P2">? (192.168.1.10) at &lt;incomplete&gt; on eth0</text:p>
      <text:p text:style-name="P2">node4 (192.168.1.18) at 00:1E:4F:98:9C:77 [ether] on eth0</text:p>
      <text:p text:style-name="P2">? (192.168.1.1) at 00:0F:E2:3B:1C:49 [ether] on eth0</text:p>
      <text:p text:style-name="P2">? (192.168.1.19) at 00:21:70:26:2E:7F [ether] on eth0</text:p>
      <text:p text:style-name="P2">node2 (192.168.1.16) at 00:1E:4F:98:97:4E [ether] on eth0</text:p>
      <text:p text:style-name="P2">? (192.168.1.13) at &lt;incomplete&gt; on eth0</text:p>
      <text:p text:style-name="P2">node3 (192.168.1.17) at 00:1E:4F:97:45:CD [ether] on eth0</text:p>
      <text:p text:style-name="P1"><text:tab/><text:tab/>4.</text:p>
      <text:p text:style-name="P1"><text:tab/><text:tab/><text:tab/>About 6 minutes.</text:p>
      <text:p text:style-name="P1"><text:tab/><text:tab/><text:tab/>We need an unreachable private network IP.</text:p>
      <text:p text:style-name="P1"><text:tab/><text:tab/><text:tab/>1) Ensure that such IP does not exist in the ARP table</text:p>
      <text:p text:style-name="P1"><text:tab/><text:tab/><text:tab/>2) Ping the IP</text:p>
      <text:p text:style-name="P1"><text:tab/><text:tab/><text:tab/>3) Check the ARP table, now the unreachable IP should be in the <text:tab/><text:tab/>table</text:p>
      <text:p text:style-name="P1"><text:tab/><text:tab/><text:tab/>4) Continuously query the ARP table until the unreachable IP <text:tab/><text:tab/>disappears. We can also use bisection to find the timeout.</text:p>
      <text:p text:style-name="P1"><text:tab/><text:tab/>5.</text:p>
      <text:p text:style-name="P3"><text:tab/>Since the destination IP is contained in the IP datagram, this should be a non-issue. In such situation the two hosts share a network adapter and both receive the packets sent to either one of them, just to discard packets with the destination IP of the other host. The source host simply sends packets with different destination IP fields to the same Ethernet address.</text:p>
      <text:p text:style-name="P1"><text:tab/>3.</text:p>
      <text:p text:style-name="P1"><text:tab/><text:tab/>1.</text:p>
      <text:p text:style-name="P10">traceroute to tourism.at.ru (188.138.50.13), 100 hops max, 40 byte packets</text:p>
      <text:p text:style-name="P10"><text:s/>1 <text:s/>192.168.1.1 (192.168.1.1) <text:s/>4.730 ms <text:s/>4.791 ms <text:s/>4.842 ms</text:p>
      <text:p text:style-name="P10"><text:s/>2 <text:s/>202.120.40.126 (202.120.40.126) <text:s/>3.670 ms <text:s/>3.964 ms <text:s/>4.332 ms</text:p>
      <text:p text:style-name="P10"><text:s/>3 <text:s/>10.22.1.253 (10.22.1.253) <text:s/>3.334 ms <text:s/>3.482 ms <text:s/>3.788 ms</text:p>
      <text:p text:style-name="P10"><text:s/>4 <text:s/>10.3.2.77 (10.3.2.77) <text:s/>4.027 ms <text:s/>4.141 ms <text:s/>4.399 ms</text:p>
      <text:p text:style-name="P10"><text:s/>5 <text:s/>10.3.0.46 (10.3.0.46) <text:s/>4.513 ms <text:s/>6.919 ms <text:s/>7.025 ms</text:p>
      <text:p text:style-name="P10"><text:s/>6 <text:s/>10.3.0.50 (10.3.0.50) <text:s/>132.299 ms <text:s/>206.091 ms *</text:p>
      <text:p text:style-name="P10"><text:s/>7 <text:s/>* 202.120.201.198 (202.120.201.198) <text:s/>72.701 ms <text:s/>72.461 ms</text:p>
      <text:p text:style-name="P10"><text:s/>8 <text:s/>202.112.6.69 (202.112.6.69) <text:s/>71.171 ms * *</text:p>
      <text:p text:style-name="P10"><text:s/>9 <text:s/>202.112.53.137 (202.112.53.137) <text:s/>71.285 ms <text:s/>70.900 ms <text:s/>66.619 ms</text:p>
      <text:p text:style-name="P10">10 <text:s/>202.112.36.37 (202.112.36.37) <text:s/>72.670 ms * 202.112.36.37 (202.112.36.37) <text:s/>72.379 ms</text:p>
      <text:p text:style-name="P10">11 <text:s/>bj-11-p11-1.cernet.net (202.112.46.5) <text:s/>89.592 ms <text:s/>73.871 ms <text:s/>73.492 ms</text:p>
      <text:p text:style-name="P10">12 <text:s/>202.112.61.158 (202.112.61.158) <text:s/>78.298 ms <text:s/>86.220 ms <text:s/>85.443 ms</text:p>
      <text:p text:style-name="P10">13 <text:s/>202.112.61.14 (202.112.61.14) <text:s/>86.150 ms <text:s/>74.302 ms <text:s/>73.684 ms</text:p>
      <text:p text:style-name="P10">14 <text:s/>so-0-0-0.gw4.hkg3.asianetcom.net (203.192.137.197) <text:s/>155.582 ms <text:s/>202.355 ms <text:s/>251.254 ms</text:p>
      <text:p text:style-name="P10">15 <text:s/>* gi3-0-0.cr3.hkg3.asianetcom.net (203.192.134.65) <text:s/>246.760 ms <text:s/>299.494 ms</text:p>
      <text:p text:style-name="P10"><text:soft-page-break/>16 <text:s/>te0-2-2-0.wr2.hkg0.asianetcom.net (61.14.157.137) <text:s/>167.432 ms <text:s/>166.853 ms <text:s/>166.490 ms</text:p>
      <text:p text:style-name="P10">17 <text:s/>te0-1-0-0.wr2.osa0.asianetcom.net (61.14.157.5) <text:s/>232.636 ms <text:s/>191.551 ms <text:s/>201.005 ms</text:p>
      <text:p text:style-name="P10">18 <text:s/>te0-0-0-0.wr2.nrt0.asianetcom.net (61.14.157.1) <text:s/>243.937 ms * te0-0-0-0.wr2.nrt0.asianetcom.net (61.14.157.1) <text:s/>243.829 ms</text:p>
      <text:p text:style-name="P10">19 <text:s/>* gi14-0-0.gw3.lax1.asianetcom.net (61.14.157.94) <text:s/>346.098 ms <text:s/>345.529 ms</text:p>
      <text:p text:style-name="P10">20 <text:s/>te0-0-0-0.gw1.lax3.asianetcom.net (202.147.61.154) <text:s/>362.410 ms <text:s/>362.393 ms <text:s/>302.151 ms</text:p>
      <text:p text:style-name="P10">21 <text:s/>* * *</text:p>
      <text:p text:style-name="P10">22 <text:s/>te0-0-0-2.ccr22.lax01.atlas.cogentco.com (154.54.30.193) <text:s/>496.891 ms * te0-0-0-2.ccr22.lax01.atlas.cogentco.com (154.54.30.193) <text:s/>577.005 ms</text:p>
      <text:p text:style-name="P10">23 <text:s/>te0-3-0-6.ccr22.iah01.atlas.cogentco.com (154.54.3.185) <text:s/>486.766 ms <text:s/>486.765 ms te0-1-0-3.ccr22.iah01.atlas.cogentco.com (154.54.44.253) <text:s/>511.902 ms</text:p>
      <text:p text:style-name="P10">24 <text:s/>te0-0-0-7.ccr22.atl01.atlas.cogentco.com (154.54.24.21) <text:s/>519.019 ms te0-2-0-2.ccr22.atl01.atlas.cogentco.com (154.54.42.214) <text:s/>456.805 ms te0-0-0-2.ccr22.atl01.atlas.cogentco.com (154.54.5.93) <text:s/>525.662 ms</text:p>
      <text:p text:style-name="P10">25 <text:s/>te0-0-0-7.ccr22.dca01.atlas.cogentco.com (154.54.28.221) <text:s/>520.846 ms te0-4-0-7.ccr22.dca01.atlas.cogentco.com (154.54.42.197) <text:s/>541.993 ms te0-0-0-7.ccr22.dca01.atlas.cogentco.com (154.54.28.221) <text:s/>533.813 ms</text:p>
      <text:p text:style-name="P10">26 <text:s/>te0-2-0-4.ccr22.fra03.atlas.cogentco.com (154.54.31.242) <text:s/>456.237 ms <text:s/>446.949 ms <text:s/>485.787 ms</text:p>
      <text:p text:style-name="P10">27 <text:s/>te1-1.ccr01.sxb01.atlas.cogentco.com (130.117.51.238) <text:s/>479.952 ms <text:s/>460.902 ms <text:s/>459.759 ms</text:p>
      <text:p text:style-name="P10">28 <text:s/>149.11.26.10 (149.11.26.10) <text:s/>588.884 ms <text:s/>540.931 ms <text:s/>491.674 ms</text:p>
      <text:p text:style-name="P10">29 <text:s/>static-ip-62-75-135-102.inaddr.ip-pool.com (62.75.135.102) <text:s/>469.961 ms * static-ip-62-75-135-102.inaddr.ip-pool.com (62.75.135.102) <text:s/>505.806 ms</text:p>
      <text:p text:style-name="P10">30 <text:s/>mail.j-vista.ru (188.138.50.13) <text:s/>479.888 ms <text:s/>406.943 ms <text:s/>440.947 ms</text:p>
      <text:p text:style-name="P10"/>
      <text:p text:style-name="P3"><text:tab/>Every packet has a TTL field which means after how many hops the router should refuse forwarding the packet and send an error message to the source. The traceroute utility sends packets with successively increased TTL field, starting from TTL = 1, and gets information about how packets are routed from the error messages received. The traceroute actually sends 3 packets for each TTL value. The first line of the output is the configuration of the tool, which says the tool is configured to send 40-byte long packets to the host 188.138.50.13, the domain name of which being tourism.at.ru, and stop sending packets if the packets it sends have reached 100 hops. The remaining lines each describes information collected from a 3-packet group sent with a particular TTL. The first field is the TTL, the second field is the IP address or domain name of the router which has sent the error message, the third field (in the parentheses) is the IP address of said router, <text:s/>the remaining three time values are the time from sending a packet to receiving the error message, in milliseconds, which becomes an asterisk in case the error message is not received in time.</text:p>
      <text:p text:style-name="P8"><text:tab/><text:tab/>2.</text:p>
      <text:p text:style-name="P3"><text:tab/>The trick is to traceroute to some reserved special IP address. Pinging random IP does not work because 1) the IPv4 address space is close to exhaustion and we are unlikely to hit an unallocated global IP, and 2) an IP being unreachable does not ensure the non-existence of an host with such IP since we could have simply hit some blocking mechanism like the GFW.</text:p>
      <text:p text:style-name="P8"><text:tab/><text:tab/>3.</text:p>
      <text:p text:style-name="P17">traceroute to 198.18.0.14 (198.18.0.14), 30 hops max, 40 byte packets</text:p>
      <text:p text:style-name="P17"><text:s/>1 <text:s/>192.168.1.1 (192.168.1.1) <text:s/>4.373 ms <text:s/>4.399 ms <text:s/>4.461 ms</text:p>
      <text:p text:style-name="P17"><text:s/>2 <text:s/>202.120.40.126 (202.120.40.126) <text:s/>3.610 ms <text:s/>3.849 ms <text:s/>4.099 ms</text:p>
      <text:p text:style-name="P17"><text:s/>3 <text:s/>10.22.1.253 (10.22.1.253) <text:s/>3.202 ms <text:s/>3.267 ms <text:s/>3.421 ms</text:p>
      <text:p text:style-name="P17"><text:s/>4 <text:s/>10.3.2.77 (10.3.2.77) <text:s/>3.671 ms <text:s/>3.916 ms <text:s/>4.162 ms</text:p>
      <text:p text:style-name="P17"><text:s/>5 <text:s/>10.3.0.46 (10.3.0.46) <text:s/>6.197 ms <text:s/>6.298 ms <text:s/>6.424 ms</text:p>
      <text:p text:style-name="P17"><text:s/>6 <text:s/>10.3.0.50 (10.3.0.50) <text:s/>95.865 ms <text:s/>92.830 ms <text:s/>92.871 ms</text:p>
      <text:p text:style-name="P17"><text:s/>7 <text:s/>202.120.201.198 (202.120.201.198) <text:s/>51.755 ms <text:s/>51.739 ms <text:s/>51.271 ms</text:p>
      <text:p text:style-name="P17"><text:s/>8 <text:s/>202.112.6.69 (202.112.6.69) <text:s/>45.696 ms <text:s/>45.682 ms <text:s/>45.776 ms</text:p>
      <text:p text:style-name="P17"><text:soft-page-break/><text:s/>9 <text:s/>sh0.cernet.net (202.112.53.89) <text:s/>51.978 ms <text:s/>48.247 ms <text:s/>47.286 ms</text:p>
      <text:p text:style-name="P17">10 <text:s/>202.112.36.37 (202.112.36.37) <text:s/>54.433 ms <text:s/>46.591 ms <text:s/>54.283 ms</text:p>
      <text:p text:style-name="P17">11 <text:s/>202.112.62.57 (202.112.62.57) <text:s/>72.010 ms <text:s/>85.590 ms <text:s/>28.821 ms</text:p>
      <text:p text:style-name="P17">12 <text:s/>202.112.61.158 (202.112.61.158) <text:s/>49.071 ms <text:s/>91.441 ms <text:s/>91.351 ms</text:p>
      <text:p text:style-name="P17">13 <text:s/>202.112.61.10 (202.112.61.10) <text:s/>134.728 ms <text:s/>133.586 ms <text:s/>133.607 ms</text:p>
      <text:p text:style-name="P17">14 <text:s/>202.112.61.18 (202.112.61.18) <text:s/>130.691 ms <text:s/>125.139 ms <text:s/>137.464 ms</text:p>
      <text:p text:style-name="P17">15 <text:s/>* * *</text:p>
      <text:p text:style-name="P17">16 <text:s/>* * *</text:p>
      <text:p text:style-name="P17">17 <text:s/>* * *</text:p>
      <text:p text:style-name="P17">18 <text:s/>* * *</text:p>
      <text:p text:style-name="P17">19 <text:s/>* * *</text:p>
      <text:p text:style-name="P17">20 <text:s/>* * *</text:p>
      <text:p text:style-name="P17">21 <text:s/>* * *</text:p>
      <text:p text:style-name="P17">22 <text:s/>* * *</text:p>
      <text:p text:style-name="P17">23 <text:s/>* * *</text:p>
      <text:p text:style-name="P17">24 <text:s/>* * *</text:p>
      <text:p text:style-name="P17">25 <text:s/>* * *</text:p>
      <text:p text:style-name="P17">26 <text:s/>* * *</text:p>
      <text:p text:style-name="P17">27 <text:s/>* * *</text:p>
      <text:p text:style-name="P17">28 <text:s/>* * *</text:p>
      <text:p text:style-name="P17">29 <text:s/>* * *</text:p>
      <text:p text:style-name="P17">30 <text:s/>* * *</text:p>
      <text:p text:style-name="P9"><text:tab/><text:tab/>4.</text:p>
      <text:p text:style-name="P17">traceroute to 203.0.113.255 (203.0.113.255), 30 hops max, 40 byte packets</text:p>
      <text:p text:style-name="P17"><text:s/>1 <text:s/>192.168.1.1 (192.168.1.1) <text:s/>4.501 ms <text:s/>4.540 ms <text:s/>4.591 ms</text:p>
      <text:p text:style-name="P17"><text:s/>2 <text:s/>202.120.40.126 (202.120.40.126) <text:s/>3.598 ms <text:s/>3.846 ms <text:s/>4.230 ms</text:p>
      <text:p text:style-name="P17"><text:s/>3 <text:s/>10.22.1.253 (10.22.1.253) <text:s/>3.306 ms <text:s/>3.430 ms <text:s/>3.680 ms</text:p>
      <text:p text:style-name="P17"><text:s/>4 <text:s/>10.3.2.77 (10.3.2.77) <text:s/>3.928 ms <text:s/>4.045 ms <text:s/>4.289 ms</text:p>
      <text:p text:style-name="P17"><text:s/>5 <text:s/>10.3.0.46 (10.3.0.46) <text:s/>6.413 ms <text:s/>6.516 ms <text:s/>6.640 ms</text:p>
      <text:p text:style-name="P17"><text:s/>6 <text:s/>10.3.0.50 (10.3.0.50) <text:s/>123.017 ms <text:s/>177.876 ms <text:s/>247.614 ms</text:p>
      <text:p text:style-name="P17"><text:s/>7 <text:s/>202.120.201.198 (202.120.201.198) <text:s/>53.631 ms <text:s/>53.577 ms *</text:p>
      <text:p text:style-name="P17"><text:s/>8 <text:s/>* * *</text:p>
      <text:p text:style-name="P17"><text:s/>9 <text:s/>202.112.53.137 (202.112.53.137) <text:s/>53.272 ms <text:s/>49.223 ms <text:s/>58.028 ms</text:p>
      <text:p text:style-name="P17">10 <text:s/>202.112.36.37 (202.112.36.37) <text:s/>56.915 ms * 202.112.36.37 (202.112.36.37) <text:s/>57.014 ms</text:p>
      <text:p text:style-name="P17">11 <text:s/>202.112.62.57 (202.112.62.57) <text:s/>74.823 ms * *</text:p>
      <text:p text:style-name="P17">12 <text:s/>* * 202.112.61.158 (202.112.61.158) <text:s/>94.736 ms</text:p>
      <text:p text:style-name="P17">13 <text:s/>202.112.61.10 (202.112.61.10) <text:s/>90.151 ms <text:s/>89.956 ms <text:s/>90.906 ms</text:p>
      <text:p text:style-name="P17">14 <text:s/>* 202.112.61.18 (202.112.61.18) <text:s/>116.256 ms <text:s/>115.468 ms</text:p>
      <text:p text:style-name="P17">15 <text:s/>* * *</text:p>
      <text:p text:style-name="P17">16 <text:s/>* * *</text:p>
      <text:p text:style-name="P17">17 <text:s/>* * *</text:p>
      <text:p text:style-name="P17">18 <text:s/>* * *</text:p>
      <text:p text:style-name="P17">19 <text:s/>* * *</text:p>
      <text:p text:style-name="P17">20 <text:s/>* * *</text:p>
      <text:p text:style-name="P17">21 <text:s/>* * *</text:p>
      <text:p text:style-name="P17">22 <text:s/>* * *</text:p>
      <text:p text:style-name="P17">23 <text:s/>* * *</text:p>
      <text:p text:style-name="P17">24 <text:s/>* * *</text:p>
      <text:p text:style-name="P17">25 <text:s/>* * *</text:p>
      <text:p text:style-name="P17">26 <text:s/>* * *</text:p>
      <text:p text:style-name="P17">27 <text:s/>* * *</text:p>
      <text:p text:style-name="P17">28 <text:s/>* * *</text:p>
      <text:p text:style-name="P17">29 <text:s/>* * *</text:p>
      <text:p text:style-name="P17">30 <text:s/>* * *</text:p>
      <text:p text:style-name="P9"><text:tab/><text:tab/>5.</text:p>
      <text:p text:style-name="P4"><text:tab/>They all hit 202.112.61.18 and were unable to proceed further. Web search shows that the host 202.112.61.18 may be the host linking CERNET and the rest of the Internet.</text:p>
      <text:p text:style-name="P16"/>
      <text:p text:style-name="P8"><text:tab/>4.</text:p>
      <text:p text:style-name="P8"><text:tab/><text:tab/>1.</text:p>
      <text:p text:style-name="P3"><text:tab/>Netstat prints information about the Linux networking subsystem, including network connections, routing tables, interface statistics, masquerade connections, and multicast memberships.</text:p>
      <text:p text:style-name="P8"><text:soft-page-break/><text:tab/><text:tab/>2.</text:p>
      <text:p text:style-name="P3"><text:tab/>--tcp -n</text:p>
      <text:p text:style-name="P3"><text:tab/>(to show only ESTABLISHED ones we need:</text:p>
      <text:p text:style-name="P3"><text:tab/><text:tab/>netstat --tcp -n | grep "ESTABLISHED" </text:p>
      <text:p text:style-name="P3"><text:tab/>but grep is not part of netstat)</text:p>
      <text:p text:style-name="P3"><text:tab/></text:p>
      <text:p text:style-name="P3"><text:tab/>printout:</text:p>
      <text:p text:style-name="P10">Active Internet connections (w/o servers)</text:p>
      <text:p text:style-name="P10">Proto Recv-Q Send-Q Local Address <text:s text:c="14"/>Foreign Address <text:s text:c="12"/>State <text:s text:c="5"/></text:p>
      <text:p text:style-name="P10">tcp <text:s text:c="7"/>0 <text:s text:c="5"/>0 192.168.1.14:703 <text:s text:c="11"/>192.168.1.14:636 <text:s text:c="11"/>TIME_WAIT <text:s text:c="2"/></text:p>
      <text:p text:style-name="P10">tcp <text:s text:c="7"/>0 <text:s text:c="5"/>0 192.168.1.14:42968 <text:s text:c="9"/>192.168.1.14:111 <text:s text:c="11"/>TIME_WAIT <text:s text:c="2"/></text:p>
      <text:p text:style-name="P10">tcp <text:s text:c="7"/>0 <text:s text:c="5"/>0 ::ffff:192.168.1.14:9001 <text:s text:c="3"/>::ffff:192.168.1.15:34338 <text:s text:c="2"/>ESTABLISHED </text:p>
      <text:p text:style-name="P10">tcp <text:s text:c="7"/>0 <text:s text:c="5"/>0 ::ffff:192.168.1.14:22 <text:s text:c="5"/>::ffff:59.78.23.116:16259 <text:s text:c="2"/>ESTABLISHED </text:p>
      <text:p text:style-name="P10">tcp <text:s text:c="7"/>0 <text:s text:c="5"/>0 ::ffff:192.168.1.14:22 <text:s text:c="5"/>::ffff:59.78.23.187:4936 <text:s text:c="3"/>ESTABLISHED </text:p>
      <text:p text:style-name="P10">tcp <text:s text:c="7"/>0 <text:s text:c="5"/>0 ::ffff:192.168.1.14:22 <text:s text:c="5"/>::ffff:116.237.245.14:15391 ESTABLISHED </text:p>
      <text:p text:style-name="P10">tcp <text:s text:c="7"/>0 <text:s text:c="5"/>0 ::ffff:192.168.1.14:9001 <text:s text:c="3"/>::ffff:192.168.1.17:57098 <text:s text:c="2"/>ESTABLISHED </text:p>
      <text:p text:style-name="P10">tcp <text:s text:c="7"/>0 <text:s text:c="5"/>0 ::ffff:192.168.1.14:9000 <text:s text:c="3"/>::ffff:192.168.1.15:36637 <text:s text:c="2"/>ESTABLISHED </text:p>
      <text:p text:style-name="P10">tcp <text:s text:c="7"/>0 <text:s text:c="5"/>0 ::ffff:192.168.1.14:22 <text:s text:c="5"/>::ffff:202.120.40.69:24304 <text:s/>ESTABLISHED </text:p>
      <text:p text:style-name="P10">tcp <text:s text:c="7"/>0 <text:s text:c="5"/>0 ::ffff:192.168.1.14:9001 <text:s text:c="3"/>::ffff:192.168.1.18:43127 <text:s text:c="2"/>ESTABLISHED </text:p>
      <text:p text:style-name="P10">tcp <text:s text:c="7"/>0 <text:s text:c="5"/>0 ::ffff:192.168.1.14:22 <text:s text:c="5"/>::ffff:59.78.23.47:2712 <text:s text:c="4"/>ESTABLISHED </text:p>
      <text:p text:style-name="P10">tcp <text:s text:c="7"/>0 <text:s text:c="5"/>0 ::ffff:192.168.1.14:22 <text:s text:c="5"/>::ffff:58.212.6.58:8223 <text:s text:c="4"/>ESTABLISHED </text:p>
      <text:p text:style-name="P10">tcp <text:s text:c="7"/>0 <text:s text:c="5"/>0 ::ffff:192.168.1.14:22 <text:s text:c="5"/>::ffff:116.234.204.34:64254 ESTABLISHED </text:p>
      <text:p text:style-name="P10">tcp <text:s text:c="7"/>0 <text:s text:c="5"/>0 ::ffff:192.168.1.14:22 <text:s text:c="5"/>::ffff:59.78.23.35:5050 <text:s text:c="4"/>ESTABLISHED </text:p>
      <text:p text:style-name="P10">tcp <text:s text:c="7"/>0 <text:s text:c="5"/>0 ::ffff:192.168.1.14:22 <text:s text:c="5"/>::ffff:111.186.60.85:4379 <text:s text:c="2"/>ESTABLISHED </text:p>
      <text:p text:style-name="P10">tcp <text:s text:c="7"/>0 <text:s text:c="2"/>2144 ::ffff:192.168.1.14:22 <text:s text:c="5"/>::ffff:111.186.60.85:2816 <text:s text:c="2"/>ESTABLISHED </text:p>
      <text:p text:style-name="P10">tcp <text:s text:c="7"/>0 <text:s text:c="5"/>0 ::ffff:192.168.1.14:9000 <text:s text:c="3"/>::ffff:192.168.1.18:42816 <text:s text:c="2"/>ESTABLISHED </text:p>
      <text:p text:style-name="P10">tcp <text:s text:c="7"/>0 <text:s text:c="5"/>0 ::ffff:192.168.1.14:22 <text:s text:c="5"/>::ffff:222.70.39.109:3885 <text:s text:c="2"/>ESTABLISHED </text:p>
      <text:p text:style-name="P10">tcp <text:s text:c="7"/>0 <text:s text:c="5"/>0 ::ffff:192.168.1.14:22 <text:s text:c="5"/>::ffff:59.78.23.199:57521 <text:s text:c="2"/>ESTABLISHED </text:p>
      <text:p text:style-name="P10">tcp <text:s text:c="7"/>0 <text:s text:c="5"/>0 ::ffff:192.168.1.14:9001 <text:s text:c="3"/>::ffff:192.168.1.16:55466 <text:s text:c="2"/>ESTABLISHED </text:p>
      <text:p text:style-name="P10">tcp <text:s text:c="7"/>0 <text:s text:c="5"/>0 ::ffff:192.168.1.14:22 <text:s text:c="5"/>::ffff:114.95.121.205:4820 <text:s/>ESTABLISHED </text:p>
      <text:p text:style-name="P10">tcp <text:s text:c="7"/>0 <text:s text:c="5"/>0 ::ffff:192.168.1.14:22 <text:s text:c="5"/>::ffff:59.78.23.72:2091 <text:s text:c="4"/>ESTABLISHED </text:p>
      <text:p text:style-name="P10">tcp <text:s text:c="7"/>0 <text:s text:c="5"/>0 ::ffff:192.168.1.14:22 <text:s text:c="5"/>::ffff:59.78.23.6:18256 <text:s text:c="4"/>ESTABLISHED </text:p>
      <text:p text:style-name="P10">tcp <text:s text:c="7"/>0 <text:s text:c="5"/>0 ::ffff:192.168.1.14:22 <text:s text:c="5"/>::ffff:59.78.23.23:49744 <text:s text:c="3"/>ESTABLISHED </text:p>
      <text:p text:style-name="P10">tcp <text:s text:c="7"/>0 <text:s text:c="5"/>0 ::ffff:192.168.1.14:22 <text:s text:c="5"/>::ffff:114.95.101.139:4269 <text:s/>ESTABLISHED </text:p>
      <text:p text:style-name="P10">tcp <text:s text:c="7"/>0 <text:s text:c="5"/>0 ::ffff:192.168.1.14:9000 <text:s text:c="3"/>::ffff:192.168.1.16:41205 <text:s text:c="2"/>ESTABLISHED </text:p>
      <text:p text:style-name="P10">tcp <text:s text:c="7"/>0 <text:s text:c="5"/>0 ::ffff:192.168.1.14:22 <text:s text:c="5"/>::ffff:58.37.106.145:27562 <text:s/>ESTABLISHED </text:p>
      <text:p text:style-name="P10">tcp <text:s text:c="7"/>0 <text:s text:c="5"/>0 ::ffff:192.168.1.14:22 <text:s text:c="5"/>::ffff:59.78.26.137:52398 <text:s text:c="2"/>ESTABLISHED </text:p>
      <text:p text:style-name="P10">tcp <text:s text:c="7"/>0 <text:s text:c="5"/>0 ::ffff:192.168.1.14:9000 <text:s text:c="3"/>::ffff:192.168.1.17:51435 <text:s text:c="2"/>ESTABLISHED </text:p>
      <text:p text:style-name="P10">tcp <text:s text:c="7"/>0 <text:s text:c="5"/>0 ::ffff:192.168.1.14:22 <text:s text:c="5"/>::ffff:58.25.4.87:1543 <text:s text:c="5"/>ESTABLISHED </text:p>
      <text:p text:style-name="P10">tcp <text:s text:c="7"/>0 <text:s text:c="5"/>0 ::ffff:192.168.1.14:22 <text:s text:c="5"/>::ffff:202.120.40.69:24651 <text:s/>ESTABLISHED </text:p>
      <text:p text:style-name="P10">tcp <text:s text:c="7"/>0 <text:s text:c="5"/>0 ::ffff:192.168.1.14:22 <text:s text:c="5"/>::ffff:59.78.23.143:5773 <text:s text:c="3"/>ESTABLISHED </text:p>
      <text:p text:style-name="P10"/>
      <text:p text:style-name="P5"><text:tab/>Also the output has a self-explanatory header. “Proto” means the network protocol used, which are all TCP. “Recv-Q” and “Send-Q” refers to the number of packets queued up in buffers. “Local Address” and “Foreign Address” actually shows both IP addresses, which are IPv4-mapped IPv6 addresses here, and port numbers at the two ends of connections. “State” is just the state of the TCP connections.</text:p>
      <text:p text:style-name="P5">3.</text:p>
      <text:p text:style-name="P5"><text:tab/>Display the kernel routing tables.</text:p>
      <text:p text:style-name="P10">Kernel IP routing table</text:p>
      <text:p text:style-name="P10">Destination <text:s text:c="4"/>Gateway <text:s text:c="8"/>Genmask <text:s text:c="8"/>Flags <text:s text:c="2"/>MSS Window <text:s/>irtt Iface</text:p>
      <text:p text:style-name="P10">192.168.1.0 <text:s text:c="4"/>* <text:s text:c="14"/>255.255.255.0 <text:s text:c="2"/>U <text:s text:c="8"/>0 0 <text:s text:c="9"/>0 eth0</text:p>
      <text:p text:style-name="P10">169.254.0.0 <text:s text:c="4"/>* <text:s text:c="14"/>255.255.0.0 <text:s text:c="4"/>U <text:s text:c="8"/>0 0 <text:s text:c="9"/>0 eth0</text:p>
      <text:p text:style-name="P10">default <text:s text:c="8"/>192.168.1.1 <text:s text:c="4"/>0.0.0.0 <text:s text:c="8"/>UG <text:s text:c="7"/>0 0 <text:s text:c="9"/>0 eth0</text:p>
      <text:p text:style-name="P5">4.</text:p>
      <text:p text:style-name="P5"><text:tab/>-i</text:p>
      <text:p text:style-name="P5"/>
      <text:p text:style-name="P5"><text:tab/>printout: (2 Interfaces)</text:p>
      <text:p text:style-name="P10">Kernel Interface table</text:p>
      <text:p text:style-name="P10">Iface <text:s text:c="6"/>MTU Met <text:s text:c="3"/>RX-OK RX-ERR RX-DRP RX-OVR <text:s text:c="3"/>TX-OK TX-ERR TX-DRP TX-OVR Flg</text:p>
      <text:p text:style-name="P10"><text:soft-page-break/>eth0 <text:s text:c="6"/>1500 <text:s text:c="2"/>0 24442148 <text:s text:c="5"/>0 <text:s text:c="3"/>115 <text:s text:c="5"/>0 <text:s/>9059035 <text:s text:c="5"/>0 <text:s text:c="5"/>0 <text:s text:c="5"/>0 BMRU</text:p>
      <text:p text:style-name="P10">lo <text:s text:c="7"/>16436 <text:s text:c="2"/>0 <text:s/>2136786 <text:s text:c="5"/>0 <text:s text:c="5"/>0 <text:s text:c="5"/>0 <text:s/>2136786 <text:s text:c="5"/>0 <text:s text:c="5"/>0 <text:s text:c="5"/>0 LRU</text:p>
      <text:p text:style-name="P5"><text:tab/>“lo” is used to emulate network connections between processes running on the local host. With the loopback interface, a process can communicate with another process using a unified interface (socket) no matter whether the two processes are running on the same computer or different ones.</text:p>
      <text:p text:style-name="P5"/>
      <text:p text:style-name="P11"><text:tab/>5.</text:p>
      <text:p text:style-name="P11"><text:tab/><text:tab/>1.</text:p>
      <text:p text:style-name="P11"><text:tab/><text:tab/><text:tab/>128.32.37.213</text:p>
      <text:p text:style-name="P11"><text:tab/><text:tab/>2.</text:p>
      <text:p text:style-name="P11"><text:tab/><text:tab/><text:tab/>202.120.2.100</text:p>
      <text:p text:style-name="P11"><text:tab/><text:tab/><text:tab/>It's a DNS server in SJTU.(“上海交通大学 网络中心”)</text:p>
      <text:p text:style-name="P11"><text:tab/><text:tab/>3.</text:p>
      <text:p text:style-name="P11"><text:tab/><text:tab/><text:tab/>nslookup -type=mx hotmail.com ns1.msft.net</text:p>
      <text:p text:style-name="P5"><text:tab/>It returns 4 (mx1.hotmail.com to mx4.hotmail.com) domain names,</text:p>
      <text:p text:style-name="P5">but nslookup to the 4 domain names returns the same result, which is:</text:p>
      <text:p text:style-name="P6"><text:tab/>65.54.188.110</text:p>
      <text:p text:style-name="P7">65.54.188.126</text:p>
      <text:p text:style-name="P7">65.54.188.72</text:p>
      <text:p text:style-name="P7">65.54.188.94</text:p>
      <text:p text:style-name="P7">65.55.37.104</text:p>
      <text:p text:style-name="P7">65.55.37.120</text:p>
      <text:p text:style-name="P7">65.55.37.72</text:p>
      <text:p text:style-name="P7">65.55.37.88</text:p>
      <text:p text:style-name="P7">65.55.92.136</text:p>
      <text:p text:style-name="P7">65.55.92.152</text:p>
      <text:p text:style-name="P7">65.55.92.168</text:p>
      <text:p text:style-name="P7">65.55.92.184</text:p>
      <text:p text:style-name="P7"/>
      <text:p text:style-name="P14"><text:tab/><text:tab/>These IPs are of the mail exchangers of hotmail.com</text:p>
      <text:p text:style-name="P14"/>
      <text:p text:style-name="P14"><text:tab/>6.</text:p>
      <text:p text:style-name="P14"><text:tab/><text:tab/>1.</text:p>
      <text:p text:style-name="P14"><text:tab/><text:tab/><text:tab/>Shilie Weng</text:p>
      <text:p text:style-name="P14"><text:tab/><text:tab/>2.</text:p>
      <text:p text:style-name="P14"><text:tab/><text:tab/><text:tab/>IST Communication and Network Services</text:p>
      <text:p text:style-name="P14"><text:tab/><text:tab/>3.</text:p>
      <text:p text:style-name="P14"><text:tab/><text:tab/><text:tab/>Name: <text:s text:c="2"/>America Online Inc</text:p>
      <text:p text:style-name="P14"><text:tab/><text:tab/><text:tab/>Phone: <text:s/>+1-703-265-4462 </text:p>
      <text:p text:style-name="P14"><text:tab/><text:tab/><text:tab/>Email: <text:s/>domains@aol.net</text:p>
      <text:p text:style-name="P14"/>
      <text:p text:style-name="P13">[5090209351@head ~]$ nslookup -type=mx aol.com</text:p>
      <text:p text:style-name="P13">Server: <text:s text:c="8"/>202.120.2.100</text:p>
      <text:p text:style-name="P13">Address: <text:s text:c="7"/>202.120.2.100#53</text:p>
      <text:p text:style-name="P13"/>
      <text:p text:style-name="P13">Non-authoritative answer:</text:p>
      <text:p text:style-name="P13">aol.com mail exchanger = 15 mailin-02.mx.aol.com.</text:p>
      <text:p text:style-name="P13">aol.com mail exchanger = 15 mailin-03.mx.aol.com.</text:p>
      <text:p text:style-name="P13">aol.com mail exchanger = 15 mailin-04.mx.aol.com.</text:p>
      <text:p text:style-name="P13">aol.com mail exchanger = 15 mailin-01.mx.aol.com.</text:p>
      <text:p text:style-name="P13"/>
      <text:p text:style-name="P13">Authoritative answers can be found from:</text:p>
      <text:p text:style-name="P13">aol.com nameserver = dns-01.ns.aol.com.</text:p>
      <text:p text:style-name="P13">aol.com nameserver = dns-02.ns.aol.com.</text:p>
      <text:p text:style-name="P13"><text:soft-page-break/>aol.com nameserver = dns-07.ns.aol.com.</text:p>
      <text:p text:style-name="P13">aol.com nameserver = dns-06.ns.aol.com.</text:p>
      <text:p text:style-name="P13">mailin-01.mx.aol.com <text:s text:c="3"/>internet address = 205.188.159.42</text:p>
      <text:p text:style-name="P13">mailin-01.mx.aol.com <text:s text:c="3"/>internet address = 64.12.90.1</text:p>
      <text:p text:style-name="P13">mailin-01.mx.aol.com <text:s text:c="3"/>internet address = 64.12.90.98</text:p>
      <text:p text:style-name="P13">mailin-01.mx.aol.com <text:s text:c="3"/>internet address = 205.188.59.194</text:p>
      <text:p text:style-name="P13">mailin-01.mx.aol.com <text:s text:c="3"/>internet address = 205.188.146.193</text:p>
      <text:p text:style-name="P13">mailin-02.mx.aol.com <text:s text:c="3"/>internet address = 205.188.103.1</text:p>
      <text:p text:style-name="P13">mailin-02.mx.aol.com <text:s text:c="3"/>internet address = 205.188.190.1</text:p>
      <text:p text:style-name="P13">mailin-02.mx.aol.com <text:s text:c="3"/>internet address = 64.12.90.65</text:p>
      <text:p text:style-name="P13">mailin-02.mx.aol.com <text:s text:c="3"/>internet address = 64.12.139.193</text:p>
      <text:p text:style-name="P13">mailin-03.mx.aol.com <text:s text:c="3"/>internet address = 205.188.59.193</text:p>
      <text:p text:style-name="P13">mailin-03.mx.aol.com <text:s text:c="3"/>internet address = 205.188.156.193</text:p>
      <text:p text:style-name="P13">mailin-03.mx.aol.com <text:s text:c="3"/>internet address = 205.188.190.2</text:p>
      <text:p text:style-name="P13">mailin-03.mx.aol.com <text:s text:c="3"/>internet address = 64.12.90.33</text:p>
      <text:p text:style-name="P13">mailin-03.mx.aol.com <text:s text:c="3"/>internet address = 64.12.90.97</text:p>
      <text:p text:style-name="P13"/>
      <text:p text:style-name="P13">[5090209351@head ~]$ nslookup -type=mx aol.com dns-01.ns.aol.com</text:p>
      <text:p text:style-name="P13">Server: <text:s text:c="8"/>dns-01.ns.aol.com</text:p>
      <text:p text:style-name="P13">Address: <text:s text:c="7"/>64.12.51.132#53</text:p>
      <text:p text:style-name="P13"/>
      <text:p text:style-name="P13">aol.com mail exchanger = 15 mailin-01.mx.aol.com.</text:p>
      <text:p text:style-name="P13">aol.com mail exchanger = 15 mailin-02.mx.aol.com.</text:p>
      <text:p text:style-name="P13">aol.com mail exchanger = 15 mailin-03.mx.aol.com.</text:p>
      <text:p text:style-name="P13">aol.com mail exchanger = 15 mailin-04.mx.aol.com.</text:p>
      <text:p text:style-name="P13"/>
      <text:p text:style-name="P13">[5090209351@head ~]$ nslookup mailin-01.mx.aol.com dns-01.ns.aol.com</text:p>
      <text:p text:style-name="P13">Server: <text:s text:c="8"/>dns-01.ns.aol.com</text:p>
      <text:p text:style-name="P13">Address: <text:s text:c="7"/>64.12.51.132#53</text:p>
      <text:p text:style-name="P13"/>
      <text:p text:style-name="P13">Name: <text:s text:c="2"/>mailin-01.mx.aol.com</text:p>
      <text:p text:style-name="P13">Address: 205.188.159.42</text:p>
      <text:p text:style-name="P13">Name: <text:s text:c="2"/>mailin-01.mx.aol.com</text:p>
      <text:p text:style-name="P13">Address: 64.12.90.1</text:p>
      <text:p text:style-name="P13">Name: <text:s text:c="2"/>mailin-01.mx.aol.com</text:p>
      <text:p text:style-name="P13">Address: 64.12.90.98</text:p>
      <text:p text:style-name="P13">Name: <text:s text:c="2"/>mailin-01.mx.aol.com</text:p>
      <text:p text:style-name="P13">Address: 205.188.59.194</text:p>
      <text:p text:style-name="P13">Name: <text:s text:c="2"/>mailin-01.mx.aol.com</text:p>
      <text:p text:style-name="P13">Address: 205.188.146.193</text:p>
      <text:p text:style-name="P13"/>
      <text:p text:style-name="P13">[5090209351@head ~]$ nslookup mailin-01.mx.aol.com dns-02.ns.aol.com</text:p>
      <text:p text:style-name="P13">Server: <text:s text:c="8"/>dns-02.ns.aol.com</text:p>
      <text:p text:style-name="P13">Address: <text:s text:c="7"/>205.188.157.232#53</text:p>
      <text:p text:style-name="P13"/>
      <text:p text:style-name="P13">Name: <text:s text:c="2"/>mailin-01.mx.aol.com</text:p>
      <text:p text:style-name="P13">Address: 205.188.59.194</text:p>
      <text:p text:style-name="P13">Name: <text:s text:c="2"/>mailin-01.mx.aol.com</text:p>
      <text:p text:style-name="P13">Address: 205.188.146.193</text:p>
      <text:p text:style-name="P13">Name: <text:s text:c="2"/>mailin-01.mx.aol.com</text:p>
      <text:p text:style-name="P13">Address: 205.188.159.42</text:p>
      <text:p text:style-name="P13">Name: <text:s text:c="2"/>mailin-01.mx.aol.com</text:p>
      <text:p text:style-name="P13">Address: 64.12.90.1</text:p>
      <text:p text:style-name="P13">Name: <text:s text:c="2"/>mailin-01.mx.aol.com</text:p>
      <text:p text:style-name="P13">Address: 64.12.90.98</text:p>
      <text:p text:style-name="P13"/>
      <text:p text:style-name="P13">[5090209351@head ~]$ nslookup mailin-02.mx.aol.com dns-02.ns.aol.com</text:p>
      <text:p text:style-name="P13">Server: <text:s text:c="8"/>dns-02.ns.aol.com</text:p>
      <text:p text:style-name="P13">Address: <text:s text:c="7"/>205.188.157.232#53</text:p>
      <text:p text:style-name="P13"/>
      <text:p text:style-name="P13">Name: <text:s text:c="2"/>mailin-02.mx.aol.com</text:p>
      <text:p text:style-name="P13">Address: 205.188.190.1</text:p>
      <text:p text:style-name="P13">Name: <text:s text:c="2"/>mailin-02.mx.aol.com</text:p>
      <text:p text:style-name="P13">Address: 64.12.90.65</text:p>
      <text:p text:style-name="P13">Name: <text:s text:c="2"/>mailin-02.mx.aol.com</text:p>
      <text:p text:style-name="P13">Address: 64.12.139.193</text:p>
      <text:p text:style-name="P13">Name: <text:s text:c="2"/>mailin-02.mx.aol.com</text:p>
      <text:p text:style-name="P13">Address: 205.188.103.1</text:p>
      <text:p text:style-name="P13"/>
      <text:p text:style-name="P13"><text:soft-page-break/>[5090209351@head ~]$ nslookup mailin-03.mx.aol.com dns-02.ns.aol.com</text:p>
      <text:p text:style-name="P13">Server: <text:s text:c="8"/>dns-02.ns.aol.com</text:p>
      <text:p text:style-name="P13">Address: <text:s text:c="7"/>205.188.157.232#53</text:p>
      <text:p text:style-name="P13"/>
      <text:p text:style-name="P13">Name: <text:s text:c="2"/>mailin-03.mx.aol.com</text:p>
      <text:p text:style-name="P13">Address: 64.12.90.97</text:p>
      <text:p text:style-name="P13">Name: <text:s text:c="2"/>mailin-03.mx.aol.com</text:p>
      <text:p text:style-name="P13">Address: 205.188.59.193</text:p>
      <text:p text:style-name="P13">Name: <text:s text:c="2"/>mailin-03.mx.aol.com</text:p>
      <text:p text:style-name="P13">Address: 205.188.156.193</text:p>
      <text:p text:style-name="P13">Name: <text:s text:c="2"/>mailin-03.mx.aol.com</text:p>
      <text:p text:style-name="P13">Address: 205.188.190.2</text:p>
      <text:p text:style-name="P13">Name: <text:s text:c="2"/>mailin-03.mx.aol.com</text:p>
      <text:p text:style-name="P13">Address: 64.12.90.33</text:p>
      <text:p text:style-name="P13"/>
      <text:p text:style-name="P13">[5090209351@head ~]$ nslookup mailin-04.mx.aol.com dns-02.ns.aol.com</text:p>
      <text:p text:style-name="P13">Server: <text:s text:c="8"/>dns-02.ns.aol.com</text:p>
      <text:p text:style-name="P13">Address: <text:s text:c="7"/>205.188.157.232#53</text:p>
      <text:p text:style-name="P13"/>
      <text:p text:style-name="P13">Name: <text:s text:c="2"/>mailin-04.mx.aol.com</text:p>
      <text:p text:style-name="P13">Address: 64.12.138.161</text:p>
      <text:p text:style-name="P13">Name: <text:s text:c="2"/>mailin-04.mx.aol.com</text:p>
      <text:p text:style-name="P13">Address: 205.188.103.2</text:p>
      <text:p text:style-name="P13">Name: <text:s text:c="2"/>mailin-04.mx.aol.com</text:p>
      <text:p text:style-name="P13">Address: 205.188.146.194</text:p>
      <text:p text:style-name="P13">Name: <text:s text:c="2"/>mailin-04.mx.aol.com</text:p>
      <text:p text:style-name="P13">Address: 64.12.90.34</text:p>
      <text:p text:style-name="P13">Name: <text:s text:c="2"/>mailin-04.mx.aol.com</text:p>
      <text:p text:style-name="P13">Address: 64.12.90.66</text:p>
      <text:p text:style-name="P13"/>
      <text:p text:style-name="P13">[5090209351@head ~]$ jwhois -h whois.arin.net 64.12.138.161</text:p>
      <text:p text:style-name="P13">[Querying whois.arin.net]</text:p>
      <text:p text:style-name="P13">[whois.arin.net]</text:p>
      <text:p text:style-name="P13">#</text:p>
      <text:p text:style-name="P13"># Query terms are ambiguous. <text:s/>The query is assumed to be:</text:p>
      <text:p text:style-name="P13"># <text:s text:c="4"/>"n 64.12.138.161"</text:p>
      <text:p text:style-name="P13">#</text:p>
      <text:p text:style-name="P13"># Use "?" to get help.</text:p>
      <text:p text:style-name="P13">#</text:p>
      <text:p text:style-name="P13"/>
      <text:p text:style-name="P13">#</text:p>
      <text:p text:style-name="P13"># The following results may also be obtained via:</text:p>
      <text:p text:style-name="P13"># http://whois.arin.net/rest/nets;q=64.12.138.161?showDetails=true&amp;showARIN=false&amp;ext=netref2</text:p>
      <text:p text:style-name="P13">#</text:p>
      <text:p text:style-name="P13"/>
      <text:p text:style-name="P13">NetRange: <text:s text:c="6"/>64.12.0.0 - 64.12.255.255</text:p>
      <text:p text:style-name="P13">CIDR: <text:s text:c="10"/>64.12.0.0/16</text:p>
      <text:p text:style-name="P13">OriginAS: <text:s text:c="6"/></text:p>
      <text:p text:style-name="P13">NetName: <text:s text:c="7"/>AOL-MTC</text:p>
      <text:p text:style-name="P13">NetHandle: <text:s text:c="5"/>NET-64-12-0-0-1</text:p>
      <text:p text:style-name="P13">Parent: <text:s text:c="8"/>NET-64-0-0-0-0</text:p>
      <text:p text:style-name="P13">NetType: <text:s text:c="7"/>Direct Assignment</text:p>
      <text:p text:style-name="P13">RegDate: <text:s text:c="7"/>1999-12-13</text:p>
      <text:p text:style-name="P13">Updated: <text:s text:c="7"/>1999-12-16</text:p>
      <text:p text:style-name="P13">Ref: <text:s text:c="11"/>http://whois.arin.net/rest/net/NET-64-12-0-0-1</text:p>
      <text:p text:style-name="P13"/>
      <text:p text:style-name="P13">OrgName: <text:s text:c="7"/>America Online, Inc.</text:p>
      <text:p text:style-name="P13">OrgId: <text:s text:c="9"/>AMERIC-158</text:p>
      <text:p text:style-name="P13">Address: <text:s text:c="7"/>10600 Infantry Ridge Road</text:p>
      <text:p text:style-name="P13">City: <text:s text:c="10"/>Manassas</text:p>
      <text:p text:style-name="P13">StateProv: <text:s text:c="5"/>VA</text:p>
      <text:p text:style-name="P13">PostalCode: <text:s text:c="4"/>20109</text:p>
      <text:p text:style-name="P13">Country: <text:s text:c="7"/>US</text:p>
      <text:p text:style-name="P13">RegDate: <text:s text:c="7"/>1999-12-13</text:p>
      <text:p text:style-name="P13">Updated: <text:s text:c="7"/>2011-09-24</text:p>
      <text:p text:style-name="P13">Ref: <text:s text:c="11"/>http://whois.arin.net/rest/org/AMERIC-158</text:p>
      <text:p text:style-name="P13"/>
      <text:p text:style-name="P13">OrgTechHandle: CKN23-ARIN</text:p>
      <text:p text:style-name="P13">OrgTechName: <text:s text:c="2"/>No, Contact Known</text:p>
      <text:p text:style-name="P13"><text:soft-page-break/>OrgTechPhone: <text:s/>+1-800-555-1234 </text:p>
      <text:p text:style-name="P13">OrgTechEmail: <text:s/>nobody@example.com</text:p>
      <text:p text:style-name="P13">OrgTechRef: <text:s text:c="3"/>http://whois.arin.net/rest/poc/CKN23-ARIN</text:p>
      <text:p text:style-name="P13"/>
      <text:p text:style-name="P13">OrgAbuseHandle: AOL-NOC-ARIN</text:p>
      <text:p text:style-name="P13">OrgAbuseName: <text:s text:c="2"/>America Online Inc</text:p>
      <text:p text:style-name="P13">OrgAbusePhone: <text:s/>+1-703-265-4462 </text:p>
      <text:p text:style-name="P13">OrgAbuseEmail: <text:s/>domains@aol.net</text:p>
      <text:p text:style-name="P13">OrgAbuseRef: <text:s text:c="3"/>http://whois.arin.net/rest/poc/AOL-NOC-ARIN</text:p>
      <text:p text:style-name="P13"/>
      <text:p text:style-name="P13">#</text:p>
      <text:p text:style-name="P13"># ARIN WHOIS data and services are subject to the Terms of Use</text:p>
      <text:p text:style-name="P13"># available at: https://www.arin.net/whois_tou.html</text:p>
      <text:p text:style-name="P13">#</text:p>
      <text:p text:style-name="P13"/>
      <text:p text:style-name="P13">[5090209351@head ~]$ jwhois -h whois.arin.net 205.188.103.2</text:p>
      <text:p text:style-name="P13">[Querying whois.arin.net]</text:p>
      <text:p text:style-name="P13">[whois.arin.net]</text:p>
      <text:p text:style-name="P13">#</text:p>
      <text:p text:style-name="P13"># Query terms are ambiguous. <text:s/>The query is assumed to be:</text:p>
      <text:p text:style-name="P13"># <text:s text:c="4"/>"n 205.188.103.2"</text:p>
      <text:p text:style-name="P13">#</text:p>
      <text:p text:style-name="P13"># Use "?" to get help.</text:p>
      <text:p text:style-name="P13">#</text:p>
      <text:p text:style-name="P13"/>
      <text:p text:style-name="P13">#</text:p>
      <text:p text:style-name="P13"># The following results may also be obtained via:</text:p>
      <text:p text:style-name="P13"># http://whois.arin.net/rest/nets;q=205.188.103.2?showDetails=true&amp;showARIN=false&amp;ext=netref2</text:p>
      <text:p text:style-name="P13">#</text:p>
      <text:p text:style-name="P13"/>
      <text:p text:style-name="P13">NetRange: <text:s text:c="6"/>205.188.0.0 - 205.188.255.255</text:p>
      <text:p text:style-name="P13">CIDR: <text:s text:c="10"/>205.188.0.0/16</text:p>
      <text:p text:style-name="P13">OriginAS: <text:s text:c="6"/></text:p>
      <text:p text:style-name="P13">NetName: <text:s text:c="7"/>AOL-DTC</text:p>
      <text:p text:style-name="P13">NetHandle: <text:s text:c="5"/>NET-205-188-0-0-1</text:p>
      <text:p text:style-name="P13">Parent: <text:s text:c="8"/>NET-205-0-0-0-0</text:p>
      <text:p text:style-name="P13">NetType: <text:s text:c="7"/>Direct Assignment</text:p>
      <text:p text:style-name="P13">RegDate: <text:s text:c="7"/>1998-04-18</text:p>
      <text:p text:style-name="P13">Updated: <text:s text:c="7"/>1998-04-27</text:p>
      <text:p text:style-name="P13">Ref: <text:s text:c="11"/>http://whois.arin.net/rest/net/NET-205-188-0-0-1</text:p>
      <text:p text:style-name="P13"/>
      <text:p text:style-name="P13">OrgName: <text:s text:c="7"/>America Online, Inc</text:p>
      <text:p text:style-name="P13">OrgId: <text:s text:c="9"/>AMERIC-59</text:p>
      <text:p text:style-name="P13">Address: <text:s text:c="7"/>22080 Pacific Blvd</text:p>
      <text:p text:style-name="P13">City: <text:s text:c="10"/>Sterling</text:p>
      <text:p text:style-name="P13">StateProv: <text:s text:c="5"/>VA</text:p>
      <text:p text:style-name="P13">PostalCode: <text:s text:c="4"/>20166</text:p>
      <text:p text:style-name="P13">Country: <text:s text:c="7"/>US</text:p>
      <text:p text:style-name="P13">RegDate: <text:s text:c="7"/>1998-04-18</text:p>
      <text:p text:style-name="P13">Updated: <text:s text:c="7"/>2011-09-24</text:p>
      <text:p text:style-name="P13">Ref: <text:s text:c="11"/>http://whois.arin.net/rest/org/AMERIC-59</text:p>
      <text:p text:style-name="P13"/>
      <text:p text:style-name="P13">OrgTechHandle: CKN23-ARIN</text:p>
      <text:p text:style-name="P13">OrgTechName: <text:s text:c="2"/>No, Contact Known</text:p>
      <text:p text:style-name="P13">OrgTechPhone: <text:s/>+1-800-555-1234 </text:p>
      <text:p text:style-name="P13">OrgTechEmail: <text:s/>nobody@example.com</text:p>
      <text:p text:style-name="P13">OrgTechRef: <text:s text:c="3"/>http://whois.arin.net/rest/poc/CKN23-ARIN</text:p>
      <text:p text:style-name="P13"/>
      <text:p text:style-name="P13">OrgAbuseHandle: AOL-NOC-ARIN</text:p>
      <text:p text:style-name="P13">OrgAbuseName: <text:s text:c="2"/>America Online Inc</text:p>
      <text:p text:style-name="P13">OrgAbusePhone: <text:s/>+1-703-265-4462 </text:p>
      <text:p text:style-name="P13">OrgAbuseEmail: <text:s/>domains@aol.net</text:p>
      <text:p text:style-name="P13">OrgAbuseRef: <text:s text:c="3"/>http://whois.arin.net/rest/poc/AOL-NOC-ARIN</text:p>
      <text:p text:style-name="P13"/>
      <text:p text:style-name="P13">#</text:p>
      <text:p text:style-name="P13"># ARIN WHOIS data and services are subject to the Terms of Use</text:p>
      <text:p text:style-name="P13"># available at: https://www.arin.net/whois_tou.html</text:p>
      <text:p text:style-name="P13">#</text:p>
      <text:p text:style-name="P12"><text:soft-page-break/><text:span text:style-name="T5"><text:tab/><text:tab/></text:span><text:span text:style-name="T6">The only valid contact information I can get is (America Online </text:span></text:p>
      <text:p text:style-name="P15">Inc,+1-703-265-4462,domains@aol.net). Although it is not clearly shown to be the coordinator, its name and email address imply so.</text:p>
      <text:p text:style-name="P15"><text:tab/><text:tab/>4.</text:p>
      <text:p text:style-name="P15"><text:tab/><text:tab/><text:tab/>It's some machine belonging to Innovative Logic Corp, but </text:p>
      <text:p text:style-name="P15">doesn't seem to have a domain name. Reverse DNS lookup returned empty</text:p>
      <text:p text:style-name="P15">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宋体" style:font-size-asian="12pt" style:font-weight-asian="bold" style:font-name-complex="Mangal" style:font-size-complex="12pt" style:font-weight-complex="bold"/>
    </style:style>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4T00:43:45.31</meta:creation-date>
    <meta:generator>OpenOffice.org/3.3$Win32 OpenOffice.org_project/330m20$Build-9567</meta:generator>
    <dc:date>2011-10-05T15:56:24.64</dc:date>
    <meta:editing-duration>PT21H28S</meta:editing-duration>
    <meta:editing-cycles>222</meta:editing-cycles>
    <meta:document-statistic meta:table-count="2" meta:image-count="0" meta:object-count="0" meta:page-count="12" meta:paragraph-count="522" meta:word-count="3425" meta:character-count="27399"/>
  </office:meta>
</office:document-meta>
</file>